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騎士団長ガウラ
「帰りも何事もなくて良かった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さて、ここからは馬車で帰るのみです。
　これだけの道のりを歩かれてお疲れで
　しょう、姫。」</text:p>
          </table:table-cell>
          <table:table-cell table:number-columns-repeated="1023"/>
        </table:table-row>
        <table:table-row>
          <table:table-cell table:style-name="ce0" office:value-type="string">
            <text:p>う、・・・ぅむ・・・ぅ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姫、どうかなされましたか？」</text:p>
          </table:table-cell>
          <table:table-cell table:number-columns-repeated="1023"/>
        </table:table-row>
        <table:table-row>
          <table:table-cell table:style-name="ce0" office:value-type="string">
            <text:p>あぁ、ヌ、ヌシの言うとおり、つ、疲れが
出てしまった・・・みたいじゃ・・・っ</text:p>
          </table:table-cell>
          <table:table-cell table:number-columns-repeated="1023"/>
        </table:table-row>
        <table:table-row>
          <table:table-cell table:style-name="ce0" office:value-type="string">
            <text:p>馬車へ・・・は、早・・・くぅ・・・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は。　すでに待機しております。　こちらへ。」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1T20:00:12+01:00</meta:creation-date>
    <dc:date>2020-02-11T20:00:12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